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3522*"/>
    </style:style>
    <style:style style:name="表格185.B" style:family="table-column">
      <style:table-column-properties style:column-width="12.741cm" style:rel-column-width="7253*"/>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138418"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9596677"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9594910"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9567350"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959521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9595995"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956493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9579576"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9594080"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9596105"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9594916"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9570499"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958807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9580716"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9586015"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9573942"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9590909"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72202"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9592533"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957164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9568375"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9596476"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86404"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958045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9589987"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9592996"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958430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9570376"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9571155"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6936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9564529"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958680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9582104"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959631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9568017"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958272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85693"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9582744"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9574911"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959641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9579957"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9572745"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9583753"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83617"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9564965"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9587284"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9582882"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9572933"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958872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958875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79031"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9584225"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958657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9573512"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9569302"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85280"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959686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9584703"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9588984"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9582505"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75323"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9584820"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9589937"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959620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9587697"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957003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9577005"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9583373"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9570726"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9570707"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9593499"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9582923"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9571208"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9593046"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9590182"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9589834"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9588665"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9571521"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9587393"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9595866" text:continue-numbering="true" text:style-name="WW8Num13">
        <text:list-item>
          <text:list>
            <text:list-item>
              <text:h text:style-name="P55" text:outline-level="2">迭代器结构</text:h>
            </text:list-item>
          </text:list>
        </text:list-item>
      </text:list>
      <text:p text:style-name="P21"/>
      <text:p text:style-name="P21"/>
      <text:p text:style-name="P21"><text:soft-page-break/></text:p>
      <text:p text:style-name="P21"/>
      <text:list xml:id="list39570497"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soft-page-break/><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83927"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014031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575289" text:continue-list="list39583927" text:style-name="WW8Num13">
        <text:list-item>
          <text:list>
            <text:list-item>
              <text:h text:style-name="P58" text:outline-level="2"><text:span text:style-name="T6">libcstl 2.1</text:span><text:span text:style-name="T3">改善</text:span></text:h>
            </text:list-item>
          </text:list>
        </text:list-item>
      </text:list>
      <text:list xml:id="list30145777"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9566030" text:continue-list="list39575289" text:style-name="WW8Num13">
        <text:list-item>
          <text:list>
            <text:list-item>
              <text:h text:style-name="P58" text:outline-level="2"><text:span text:style-name="T6">libcstl 2.1</text:span><text:span text:style-name="T3">代码的优化</text:span></text:h>
            </text:list-item>
          </text:list>
        </text:list-item>
      </text:list>
      <text:list xml:id="list39569405" text:continue-list="list30145777"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9579931" text:continue-list="list39566030"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ext:soft-page-break/>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3T19:45:35.20</dc:date>
    <meta:editing-cycles>1973</meta:editing-cycles>
    <meta:editing-duration>P21DT9H3M28S</meta:editing-duration>
    <meta:generator>OpenOffice.org/3.3$Win32 OpenOffice.org_project/330m20$Build-9567</meta:generator>
    <dc:creator>Bo Wang</dc:creator>
    <meta:document-statistic meta:table-count="742" meta:image-count="51" meta:object-count="0" meta:page-count="322" meta:paragraph-count="9947" meta:word-count="80649" meta:character-count="304755"/>
  </office:meta>
</office:document-meta>
</file>